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13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0.474cm"/>
    </style:style>
    <style:style style:name="co6" style:family="table-column">
      <style:table-column-properties fo:break-before="auto" style:column-width="3.40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2.004cm"/>
    </style:style>
    <style:style style:name="co11" style:family="table-column">
      <style:table-column-properties fo:break-before="auto" style:column-width="0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/>
    <style:style style:name="ce33" style:family="table-cell" style:parent-style-name="Default" style:data-style-name="N4"/>
    <style:style style:name="ce2" style:family="table-cell" style:parent-style-name="Pivot_20_Table_20_Field" style:data-style-name="N100">
      <style:table-cell-properties fo:border-bottom="0.99pt solid #000000" fo:background-color="#cccccc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ackground-color="#cccccc" fo:border-left="2.01pt solid #000000" fo:border-right="0.99pt solid #000000" fo:border-top="none"/>
    </style:style>
    <style:style style:name="ce6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7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8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10" style:family="table-cell" style:parent-style-name="Pivot_20_Table_20_Category" style:data-style-name="N0">
      <style:table-cell-properties fo:background-color="#cccccc" fo:border="0.74pt solid #000000"/>
    </style:style>
    <style:style style:name="ce11" style:family="table-cell" style:parent-style-name="Pivot_20_Table_20_Value" style:data-style-name="N2">
      <style:table-cell-properties fo:border-bottom="none" fo:background-color="#eeeeee" fo:border-left="0.99pt solid #000000" fo:border-right="none" fo:border-top="0.99pt solid #000000"/>
    </style:style>
    <style:style style:name="ce12" style:family="table-cell" style:parent-style-name="Pivot_20_Table_20_Value" style:data-style-name="N2">
      <style:table-cell-properties fo:border-bottom="none" fo:background-color="#eeeeee" fo:border-left="0.99pt solid #000000" fo:border-right="none" fo:border-top="none"/>
    </style:style>
    <style:style style:name="ce13" style:family="table-cell" style:parent-style-name="Pivot_20_Table_20_Value" style:data-style-name="N2">
      <style:table-cell-properties fo:border-bottom="2.01pt solid #000000" fo:background-color="#eeeeee" fo:border-left="0.99pt solid #000000" fo:border-right="none" fo:border-top="none"/>
    </style:style>
    <style:style style:name="ce14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5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Pivot_20_Table_20_Value" style:data-style-name="N2">
      <style:table-cell-properties fo:border-bottom="none" fo:background-color="#eeeeee" fo:border-left="none" fo:border-right="none" fo:border-top="0.99pt solid #000000"/>
    </style:style>
    <style:style style:name="ce20" style:family="table-cell" style:parent-style-name="Pivot_20_Table_20_Value" style:data-style-name="N2">
      <style:table-cell-properties fo:background-color="#eeeeee"/>
    </style:style>
    <style:style style:name="ce21" style:family="table-cell" style:parent-style-name="Pivot_20_Table_20_Value" style:data-style-name="N2">
      <style:table-cell-properties fo:border-bottom="2.01pt solid #000000" fo:background-color="#eeeeee" fo:border-left="none" fo:border-right="none" fo:border-top="none"/>
    </style:style>
    <style:style style:name="ce22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eeeeee" fo:border-left="none" fo:border-right="0.74pt solid #000000" fo:border-top="0.74pt solid #000000"/>
    </style:style>
    <style:style style:name="ce24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5" style:family="table-cell" style:parent-style-name="Default" style:data-style-name="N2">
      <style:table-cell-properties fo:border-bottom="0.74pt solid #000000" fo:background-color="#eeeeee" fo:border-left="none" fo:border-right="0.74pt solid #000000" fo:border-top="none"/>
    </style:style>
    <style:style style:name="ce26" style:family="table-cell" style:parent-style-name="Pivot_20_Table_20_Value" style:data-style-name="N2">
      <style:table-cell-properties fo:border-bottom="none" fo:background-color="#eeeeee" fo:border-left="none" fo:border-right="2.01pt solid #000000" fo:border-top="0.99pt solid #000000"/>
    </style:style>
    <style:style style:name="ce27" style:family="table-cell" style:parent-style-name="Pivot_20_Table_20_Value" style:data-style-name="N2">
      <style:table-cell-properties fo:border-bottom="none" fo:background-color="#eeeeee" fo:border-left="none" fo:border-right="2.01pt solid #000000" fo:border-top="none"/>
    </style:style>
    <style:style style:name="ce28" style:family="table-cell" style:parent-style-name="Pivot_20_Table_20_Value" style:data-style-name="N2">
      <style:table-cell-properties fo:border-bottom="2.01pt solid #000000" fo:background-color="#eeeeee" fo:border-left="none" fo:border-right="2.01pt solid #000000" fo:border-top="none"/>
    </style:style>
    <style:style style:name="ce29" style:family="table-cell" style:parent-style-name="Pivot_20_Table_20_Value" style:data-style-name="N2">
      <style:table-cell-properties fo:border-bottom="none" fo:background-color="#eeeeee" style:text-align-source="fix" style:repeat-content="false" fo:border-left="none" fo:border-right="none" fo:border-top="0.99pt solid #000000"/>
      <style:paragraph-properties fo:text-align="center" fo:margin-left="0cm"/>
    </style:style>
    <style:style style:name="ce30" style:family="table-cell" style:parent-style-name="Pivot_20_Table_20_Value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31" style:family="table-cell" style:parent-style-name="Pivot_20_Table_20_Value" style:data-style-name="N2">
      <style:table-cell-properties fo:border-bottom="2.01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3"/>
        <table:table-row table:style-name="ro1">
          <table:table-cell table:number-columns-repeated="12"/>
          <table:table-cell office:value-type="string" calcext:value-type="string">
            <text:p>Medias</text:p>
          </table:table-cell>
        </table:table-row>
        <table:table-row table:style-name="ro1" table:visibility="filter">
          <table:table-cell office:value-type="string" calcext:value-type="string">
            <text:p>Alg_1_14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43" calcext:value-type="float">
            <text:p>100,4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59" calcext:value-type="float">
            <text:p>105,5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2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2.65" calcext:value-type="float">
            <text:p>132,6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5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5.48" calcext:value-type="float">
            <text:p>135,4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3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3.65" calcext:value-type="float">
            <text:p>133,6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2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2.8" calcext:value-type="float">
            <text:p>132,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.4" calcext:value-type="float">
            <text:p>131,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.54" calcext:value-type="float">
            <text:p>131,5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66" calcext:value-type="float">
            <text:p>130,6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63" calcext:value-type="float">
            <text:p>129,6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48" calcext:value-type="float">
            <text:p>119,4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4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97" calcext:value-type="float">
            <text:p>118,9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2:.J35])" office:value-type="float" office:value="125.19" calcext:value-type="float">
            <text:p>125,1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74" calcext:value-type="float">
            <text:p>118,7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97" calcext:value-type="float">
            <text:p>118,9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36" calcext:value-type="float">
            <text:p>117,3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21" calcext:value-type="float">
            <text:p>117,2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35" calcext:value-type="float">
            <text:p>117,3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.86" calcext:value-type="float">
            <text:p>127,8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53" calcext:value-type="float">
            <text:p>129,5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8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8.29" calcext:value-type="float">
            <text:p>128,2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8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8.83" calcext:value-type="float">
            <text:p>128,8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25" calcext:value-type="float">
            <text:p>129,2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8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8.94" calcext:value-type="float">
            <text:p>128,9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4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09" calcext:value-type="float">
            <text:p>129,0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38:.J71])" office:value-type="float" office:value="124.285" calcext:value-type="float">
            <text:p>124,2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.58" calcext:value-type="float">
            <text:p>127,5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11" calcext:value-type="float">
            <text:p>118,1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86" calcext:value-type="float">
            <text:p>117,8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67" calcext:value-type="float">
            <text:p>117,6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7" calcext:value-type="float">
            <text:p>117,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53" calcext:value-type="float">
            <text:p>117,5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16" calcext:value-type="float">
            <text:p>118,1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36" calcext:value-type="float">
            <text:p>118,3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11" calcext:value-type="float">
            <text:p>129,1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8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8.98" calcext:value-type="float">
            <text:p>128,9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03" calcext:value-type="float">
            <text:p>129,0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4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8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8.84" calcext:value-type="float">
            <text:p>128,8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74:.J107])" office:value-type="float" office:value="122.410833333333" calcext:value-type="float">
            <text:p>122,4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.67" calcext:value-type="float">
            <text:p>131,6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.52" calcext:value-type="float">
            <text:p>131,5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2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2.49" calcext:value-type="float">
            <text:p>132,4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05" calcext:value-type="float">
            <text:p>129,0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34" calcext:value-type="float">
            <text:p>120,3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32" calcext:value-type="float">
            <text:p>120,3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86" calcext:value-type="float">
            <text:p>120,8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34" calcext:value-type="float">
            <text:p>120,3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8" calcext:value-type="float">
            <text:p>120,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59" calcext:value-type="float">
            <text:p>120,5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76" calcext:value-type="float">
            <text:p>120,7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4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.46" calcext:value-type="float">
            <text:p>131,4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10:.J143])" office:value-type="float" office:value="125.016666666667" calcext:value-type="float">
            <text:p>125,0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25" calcext:value-type="float">
            <text:p>124,2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28" calcext:value-type="float">
            <text:p>124,2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51" calcext:value-type="float">
            <text:p>124,5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.57" calcext:value-type="float">
            <text:p>125,5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04" calcext:value-type="float">
            <text:p>124,0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.65" calcext:value-type="float">
            <text:p>125,6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.05" calcext:value-type="float">
            <text:p>125,0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68" calcext:value-type="float">
            <text:p>120,6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76" calcext:value-type="float">
            <text:p>113,7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37" calcext:value-type="float">
            <text:p>113,3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46" calcext:value-type="float">
            <text:p>113,4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17" calcext:value-type="float">
            <text:p>113,1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46:.J179])" office:value-type="float" office:value="120.649166666667" calcext:value-type="float">
            <text:p>120,6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45" calcext:value-type="float">
            <text:p>113,4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64" calcext:value-type="float">
            <text:p>113,6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28" calcext:value-type="float">
            <text:p>113,2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69" calcext:value-type="float">
            <text:p>113,6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46" calcext:value-type="float">
            <text:p>124,4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.14" calcext:value-type="float">
            <text:p>125,1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84" calcext:value-type="float">
            <text:p>123,8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63" calcext:value-type="float">
            <text:p>124,6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32" calcext:value-type="float">
            <text:p>124,3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.17" calcext:value-type="float">
            <text:p>125,1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15" calcext:value-type="float">
            <text:p>124,1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23" calcext:value-type="float">
            <text:p>124,2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82:.J215])" office:value-type="float" office:value="120.833333333333" calcext:value-type="float">
            <text:p>120,8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37" calcext:value-type="float">
            <text:p>123,3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99" calcext:value-type="float">
            <text:p>113,9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42" calcext:value-type="float">
            <text:p>114,4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96" calcext:value-type="float">
            <text:p>113,9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22" calcext:value-type="float">
            <text:p>114,2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02" calcext:value-type="float">
            <text:p>115,0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5" calcext:value-type="float">
            <text:p>114,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18" calcext:value-type="float">
            <text:p>114,1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99" calcext:value-type="float">
            <text:p>113,9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01" calcext:value-type="float">
            <text:p>124,0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.04" calcext:value-type="float">
            <text:p>125,0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.48" calcext:value-type="float">
            <text:p>125,4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218:.J251])" office:value-type="float" office:value="117.681666666667" calcext:value-type="float">
            <text:p>117,6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.3" calcext:value-type="float">
            <text:p>126,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.72" calcext:value-type="float">
            <text:p>126,7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.51" calcext:value-type="float">
            <text:p>126,5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.65" calcext:value-type="float">
            <text:p>126,6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.09" calcext:value-type="float">
            <text:p>126,0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55" calcext:value-type="float">
            <text:p>124,5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92" calcext:value-type="float">
            <text:p>115,9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94" calcext:value-type="float">
            <text:p>115,9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12" calcext:value-type="float">
            <text:p>116,1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92" calcext:value-type="float">
            <text:p>115,9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99" calcext:value-type="float">
            <text:p>115,9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73" calcext:value-type="float">
            <text:p>115,7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254:.J287])" office:value-type="float" office:value="121.036666666667" calcext:value-type="float">
            <text:p>121,0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25" calcext:value-type="float">
            <text:p>110,2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02" calcext:value-type="float">
            <text:p>110,0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32" calcext:value-type="float">
            <text:p>110,3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98" calcext:value-type="float">
            <text:p>121,9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08" calcext:value-type="float">
            <text:p>121,0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37" calcext:value-type="float">
            <text:p>121,3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08" calcext:value-type="float">
            <text:p>121,0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02" calcext:value-type="float">
            <text:p>121,0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48" calcext:value-type="float">
            <text:p>121,4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9" calcext:value-type="float">
            <text:p>120,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45" calcext:value-type="float">
            <text:p>121,4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96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04" calcext:value-type="float">
            <text:p>121,0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290:.J323])" office:value-type="float" office:value="118.499166666667" calcext:value-type="float">
            <text:p>118,5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49" calcext:value-type="float">
            <text:p>120,4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6" calcext:value-type="float">
            <text:p>109,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48" calcext:value-type="float">
            <text:p>110,4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88" calcext:value-type="float">
            <text:p>109,8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68" calcext:value-type="float">
            <text:p>110,6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64" calcext:value-type="float">
            <text:p>110,6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18" calcext:value-type="float">
            <text:p>110,1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58" calcext:value-type="float">
            <text:p>110,5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92" calcext:value-type="float">
            <text:p>109,9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77" calcext:value-type="float">
            <text:p>110,7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44" calcext:value-type="float">
            <text:p>110,4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96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48" calcext:value-type="float">
            <text:p>120,4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326:.J359])" office:value-type="float" office:value="112.011666666667" calcext:value-type="float">
            <text:p>112,0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76" calcext:value-type="float">
            <text:p>120,7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98" calcext:value-type="float">
            <text:p>120,9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15" calcext:value-type="float">
            <text:p>121,1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89" calcext:value-type="float">
            <text:p>121,8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99" calcext:value-type="float">
            <text:p>120,9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98" calcext:value-type="float">
            <text:p>120,9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48" calcext:value-type="float">
            <text:p>121,4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4" calcext:value-type="float">
            <text:p>120,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55" calcext:value-type="float">
            <text:p>121,5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68" calcext:value-type="float">
            <text:p>110,6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39" calcext:value-type="float">
            <text:p>110,3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96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36" calcext:value-type="float">
            <text:p>110,3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362:.J395])" office:value-type="float" office:value="118.4675" calcext:value-type="float">
            <text:p>118,4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45" calcext:value-type="float">
            <text:p>111,4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18" calcext:value-type="float">
            <text:p>111,1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14" calcext:value-type="float">
            <text:p>111,1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1" calcext:value-type="float">
            <text:p>111,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14" calcext:value-type="float">
            <text:p>111,1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82" calcext:value-type="float">
            <text:p>111,8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47" calcext:value-type="float">
            <text:p>111,4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14" calcext:value-type="float">
            <text:p>122,1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49" calcext:value-type="float">
            <text:p>122,4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46" calcext:value-type="float">
            <text:p>123,4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22" calcext:value-type="float">
            <text:p>122,2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96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23" calcext:value-type="float">
            <text:p>121,2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398:.J431])" office:value-type="float" office:value="115.903333333333" calcext:value-type="float">
            <text:p>115,9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26" calcext:value-type="float">
            <text:p>117,2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08" calcext:value-type="float">
            <text:p>116,0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07" calcext:value-type="float">
            <text:p>117,0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03" calcext:value-type="float">
            <text:p>117,0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5" calcext:value-type="float">
            <text:p>116,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2" calcext:value-type="float">
            <text:p>117,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89" calcext:value-type="float">
            <text:p>106,8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4" calcext:value-type="float">
            <text:p>106,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01" calcext:value-type="float">
            <text:p>106,0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37" calcext:value-type="float">
            <text:p>106,3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59" calcext:value-type="float">
            <text:p>106,5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7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54" calcext:value-type="float">
            <text:p>106,5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434:.J467])" office:value-type="float" office:value="111.661666666667" calcext:value-type="float">
            <text:p>111,6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64" calcext:value-type="float">
            <text:p>106,6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64" calcext:value-type="float">
            <text:p>105,6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79" calcext:value-type="float">
            <text:p>106,7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94" calcext:value-type="float">
            <text:p>106,9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54" calcext:value-type="float">
            <text:p>106,5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64" calcext:value-type="float">
            <text:p>106,6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66" calcext:value-type="float">
            <text:p>116,6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91" calcext:value-type="float">
            <text:p>116,9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44" calcext:value-type="float">
            <text:p>116,4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87" calcext:value-type="float">
            <text:p>115,8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98" calcext:value-type="float">
            <text:p>117,9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7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53" calcext:value-type="float">
            <text:p>116,5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470:.J503])" office:value-type="float" office:value="111.631666666667" calcext:value-type="float">
            <text:p>111,6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25" calcext:value-type="float">
            <text:p>117,2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32" calcext:value-type="float">
            <text:p>117,3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21" calcext:value-type="float">
            <text:p>118,2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55" calcext:value-type="float">
            <text:p>116,5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61" calcext:value-type="float">
            <text:p>116,6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6" calcext:value-type="float">
            <text:p>116,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01" calcext:value-type="float">
            <text:p>107,0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48" calcext:value-type="float">
            <text:p>106,4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03" calcext:value-type="float">
            <text:p>107,0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91" calcext:value-type="float">
            <text:p>106,9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82" calcext:value-type="float">
            <text:p>106,8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7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45" calcext:value-type="float">
            <text:p>106,4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506:.J539])" office:value-type="float" office:value="111.936666666667" calcext:value-type="float">
            <text:p>111,9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4" calcext:value-type="float">
            <text:p>107,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94" calcext:value-type="float">
            <text:p>106,9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97" calcext:value-type="float">
            <text:p>107,9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04" calcext:value-type="float">
            <text:p>107,0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26" calcext:value-type="float">
            <text:p>107,2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14" calcext:value-type="float">
            <text:p>107,1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2" calcext:value-type="float">
            <text:p>117,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19" calcext:value-type="float">
            <text:p>117,1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59" calcext:value-type="float">
            <text:p>117,5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71" calcext:value-type="float">
            <text:p>117,7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14" calcext:value-type="float">
            <text:p>118,1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7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12" calcext:value-type="float">
            <text:p>118,1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542:.J575])" office:value-type="float" office:value="112.475" calcext:value-type="float">
            <text:p>112,4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74" calcext:value-type="float">
            <text:p>113,7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02" calcext:value-type="float">
            <text:p>114,0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22" calcext:value-type="float">
            <text:p>114,2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95" calcext:value-type="float">
            <text:p>113,9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42" calcext:value-type="float">
            <text:p>113,4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7" calcext:value-type="float">
            <text:p>113,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24" calcext:value-type="float">
            <text:p>114,2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65" calcext:value-type="float">
            <text:p>103,6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21" calcext:value-type="float">
            <text:p>103,2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45" calcext:value-type="float">
            <text:p>103,4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5" calcext:value-type="float">
            <text:p>102,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48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14" calcext:value-type="float">
            <text:p>103,1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578:.J611])" office:value-type="float" office:value="109.436666666667" calcext:value-type="float">
            <text:p>109,4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41" calcext:value-type="float">
            <text:p>103,4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97" calcext:value-type="float">
            <text:p>102,9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53" calcext:value-type="float">
            <text:p>103,5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18" calcext:value-type="float">
            <text:p>103,1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03" calcext:value-type="float">
            <text:p>103,0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37" calcext:value-type="float">
            <text:p>103,3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51" calcext:value-type="float">
            <text:p>103,5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19" calcext:value-type="float">
            <text:p>103,1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62" calcext:value-type="float">
            <text:p>103,6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49" calcext:value-type="float">
            <text:p>103,4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49" calcext:value-type="float">
            <text:p>113,4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48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43" calcext:value-type="float">
            <text:p>113,4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614:.J647])" office:value-type="float" office:value="105.018333333333" calcext:value-type="float">
            <text:p>105,0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49" calcext:value-type="float">
            <text:p>113,4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86" calcext:value-type="float">
            <text:p>112,8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65" calcext:value-type="float">
            <text:p>114,6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06" calcext:value-type="float">
            <text:p>113,0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48" calcext:value-type="float">
            <text:p>113,4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85" calcext:value-type="float">
            <text:p>112,8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14" calcext:value-type="float">
            <text:p>114,1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13" calcext:value-type="float">
            <text:p>113,1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56" calcext:value-type="float">
            <text:p>113,5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44" calcext:value-type="float">
            <text:p>114,4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5" calcext:value-type="float">
            <text:p>114,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48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72" calcext:value-type="float">
            <text:p>113,7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650:.J683])" office:value-type="float" office:value="113.656666666667" calcext:value-type="float">
            <text:p>113,6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87" calcext:value-type="float">
            <text:p>105,8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82" calcext:value-type="float">
            <text:p>103,8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29" calcext:value-type="float">
            <text:p>104,2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69" calcext:value-type="float">
            <text:p>103,6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51" calcext:value-type="float">
            <text:p>103,5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9" calcext:value-type="float">
            <text:p>103,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58" calcext:value-type="float">
            <text:p>103,5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38" calcext:value-type="float">
            <text:p>103,3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87" calcext:value-type="float">
            <text:p>103,8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83" calcext:value-type="float">
            <text:p>103,8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28" calcext:value-type="float">
            <text:p>103,2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48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5" calcext:value-type="float">
            <text:p>103,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686:.J719])" office:value-type="float" office:value="103.876666666667" calcext:value-type="float">
            <text:p>103,8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51" calcext:value-type="float">
            <text:p>100,5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51" calcext:value-type="float">
            <text:p>100,5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76" calcext:value-type="float">
            <text:p>100,7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36" calcext:value-type="float">
            <text:p>100,3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91" calcext:value-type="float">
            <text:p>102,9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52" calcext:value-type="float">
            <text:p>110,5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33" calcext:value-type="float">
            <text:p>110,3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06" calcext:value-type="float">
            <text:p>110,0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71" calcext:value-type="float">
            <text:p>109,7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7" calcext:value-type="float">
            <text:p>109,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37" calcext:value-type="float">
            <text:p>110,3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2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68" calcext:value-type="float">
            <text:p>109,6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722:.J755])" office:value-type="float" office:value="106.285" calcext:value-type="float">
            <text:p>106,2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99" calcext:value-type="float">
            <text:p>109,9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22" calcext:value-type="float">
            <text:p>110,2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44" calcext:value-type="float">
            <text:p>110,4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82" calcext:value-type="float">
            <text:p>109,8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05" calcext:value-type="float">
            <text:p>110,0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48" calcext:value-type="float">
            <text:p>110,4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45" calcext:value-type="float">
            <text:p>110,4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91" calcext:value-type="float">
            <text:p>109,9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01" calcext:value-type="float">
            <text:p>110,0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04" calcext:value-type="float">
            <text:p>111,0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82" calcext:value-type="float">
            <text:p>109,8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2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04" calcext:value-type="float">
            <text:p>100,0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758:.J791])" office:value-type="float" office:value="109.355833333333" calcext:value-type="float">
            <text:p>109,3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63" calcext:value-type="float">
            <text:p>100,6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26" calcext:value-type="float">
            <text:p>100,2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79" calcext:value-type="float">
            <text:p>100,7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44" calcext:value-type="float">
            <text:p>100,4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15" calcext:value-type="float">
            <text:p>100,1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35" calcext:value-type="float">
            <text:p>100,3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55" calcext:value-type="float">
            <text:p>100,5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53" calcext:value-type="float">
            <text:p>100,5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35" calcext:value-type="float">
            <text:p>100,3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36" calcext:value-type="float">
            <text:p>100,3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65" calcext:value-type="float">
            <text:p>100,6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2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37" calcext:value-type="float">
            <text:p>100,3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794:.J827])" office:value-type="float" office:value="100.4525" calcext:value-type="float">
            <text:p>100,4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89" calcext:value-type="float">
            <text:p>100,8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29" calcext:value-type="float">
            <text:p>101,2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4" calcext:value-type="float">
            <text:p>100,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61" calcext:value-type="float">
            <text:p>100,6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59" calcext:value-type="float">
            <text:p>100,5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59" calcext:value-type="float">
            <text:p>100,5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65" calcext:value-type="float">
            <text:p>100,6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38" calcext:value-type="float">
            <text:p>110,3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42" calcext:value-type="float">
            <text:p>109,4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61" calcext:value-type="float">
            <text:p>110,6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02" calcext:value-type="float">
            <text:p>110,0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2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3" calcext:value-type="float">
            <text:p>111,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830:.J863])" office:value-type="float" office:value="104.729166666667" calcext:value-type="float">
            <text:p>104,7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65" calcext:value-type="float">
            <text:p>109,6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76" calcext:value-type="float">
            <text:p>108,7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72" calcext:value-type="float">
            <text:p>107,7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87" calcext:value-type="float">
            <text:p>108,8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43" calcext:value-type="float">
            <text:p>109,4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73" calcext:value-type="float">
            <text:p>108,7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61" calcext:value-type="float">
            <text:p>108,6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11" calcext:value-type="float">
            <text:p>108,1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7" calcext:value-type="float">
            <text:p>108,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33" calcext:value-type="float">
            <text:p>108,3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02" calcext:value-type="float">
            <text:p>108,0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64" calcext:value-type="float">
            <text:p>108,6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866:.J899])" office:value-type="float" office:value="108.630833333333" calcext:value-type="float">
            <text:p>108,6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45" calcext:value-type="float">
            <text:p>108,4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71" calcext:value-type="float">
            <text:p>108,7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67" calcext:value-type="float">
            <text:p>109,6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7" calcext:value-type="float">
            <text:p>109,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22" calcext:value-type="float">
            <text:p>99,2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87" calcext:value-type="float">
            <text:p>98,8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33" calcext:value-type="float">
            <text:p>99,3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26" calcext:value-type="float">
            <text:p>99,2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75" calcext:value-type="float">
            <text:p>98,7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53" calcext:value-type="float">
            <text:p>98,5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15" calcext:value-type="float">
            <text:p>99,1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26" calcext:value-type="float">
            <text:p>99,2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902:.J935])" office:value-type="float" office:value="102.408333333333" calcext:value-type="float">
            <text:p>102,4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26" calcext:value-type="float">
            <text:p>99,2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19" calcext:value-type="float">
            <text:p>99,1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19" calcext:value-type="float">
            <text:p>99,1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18" calcext:value-type="float">
            <text:p>99,1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54" calcext:value-type="float">
            <text:p>99,5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4" calcext:value-type="float">
            <text:p>99,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36" calcext:value-type="float">
            <text:p>99,3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33" calcext:value-type="float">
            <text:p>99,3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02" calcext:value-type="float">
            <text:p>99,0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23" calcext:value-type="float">
            <text:p>99,2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07" calcext:value-type="float">
            <text:p>99,0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65" calcext:value-type="float">
            <text:p>98,6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938:.J971])" office:value-type="float" office:value="99.2016666666667" calcext:value-type="float">
            <text:p>99,2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21" calcext:value-type="float">
            <text:p>99,2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39" calcext:value-type="float">
            <text:p>99,3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36" calcext:value-type="float">
            <text:p>99,3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33" calcext:value-type="float">
            <text:p>103,3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14" calcext:value-type="float">
            <text:p>108,1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25" calcext:value-type="float">
            <text:p>109,2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05" calcext:value-type="float">
            <text:p>109,0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11" calcext:value-type="float">
            <text:p>109,1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73" calcext:value-type="float">
            <text:p>108,7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93" calcext:value-type="float">
            <text:p>109,9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31" calcext:value-type="float">
            <text:p>108,3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33" calcext:value-type="float">
            <text:p>109,3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974:.J1007])" office:value-type="float" office:value="106.095" calcext:value-type="float">
            <text:p>106,1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86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86.34" calcext:value-type="float">
            <text:p>1586,3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5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5.86" calcext:value-type="float">
            <text:p>1525,8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53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53.63" calcext:value-type="float">
            <text:p>1553,6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0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0.12" calcext:value-type="float">
            <text:p>1590,1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5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5.76" calcext:value-type="float">
            <text:p>1535,7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2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2.24" calcext:value-type="float">
            <text:p>1532,2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2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2.03" calcext:value-type="float">
            <text:p>1592,0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53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53.5" calcext:value-type="float">
            <text:p>1553,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6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6.67" calcext:value-type="float">
            <text:p>1526,6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2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2.86" calcext:value-type="float">
            <text:p>1592,8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75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75.8" calcext:value-type="float">
            <text:p>1575,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3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3.66" calcext:value-type="float">
            <text:p>1533,6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010:.J1043])" office:value-type="float" office:value="1558.20583333333" calcext:value-type="float">
            <text:p>1.558,2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4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4.63" calcext:value-type="float">
            <text:p>1124,6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5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5.68" calcext:value-type="float">
            <text:p>1145,6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6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6.56" calcext:value-type="float">
            <text:p>1126,5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1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1.83" calcext:value-type="float">
            <text:p>1091,8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2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2.02" calcext:value-type="float">
            <text:p>1092,0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5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5.72" calcext:value-type="float">
            <text:p>1145,7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4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4.25" calcext:value-type="float">
            <text:p>1144,2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2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2.5" calcext:value-type="float">
            <text:p>1092,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2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9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9.05" calcext:value-type="float">
            <text:p>1129,0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7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7.54" calcext:value-type="float">
            <text:p>1147,5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5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5.99" calcext:value-type="float">
            <text:p>1115,9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046:.J1079])" office:value-type="float" office:value="1120.6475" calcext:value-type="float">
            <text:p>1.120,6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0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0.04" calcext:value-type="float">
            <text:p>740,0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1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6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6.17" calcext:value-type="float">
            <text:p>756,1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7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7.24" calcext:value-type="float">
            <text:p>777,2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6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6.85" calcext:value-type="float">
            <text:p>776,8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60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60.44" calcext:value-type="float">
            <text:p>760,4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9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9.54" calcext:value-type="float">
            <text:p>739,5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0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0.02" calcext:value-type="float">
            <text:p>740,0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4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4.35" calcext:value-type="float">
            <text:p>744,3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2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2.97" calcext:value-type="float">
            <text:p>772,9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6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6.07" calcext:value-type="float">
            <text:p>776,0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96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2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2.23" calcext:value-type="float">
            <text:p>772,2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082:.J1115])" office:value-type="float" office:value="758.076666666667" calcext:value-type="float">
            <text:p>758,0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2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2.46" calcext:value-type="float">
            <text:p>462,4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1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1.34" calcext:value-type="float">
            <text:p>461,3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2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2.66" calcext:value-type="float">
            <text:p>462,6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2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2.09" calcext:value-type="float">
            <text:p>462,0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3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3.26" calcext:value-type="float">
            <text:p>463,2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7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7.57" calcext:value-type="float">
            <text:p>487,5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9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9.04" calcext:value-type="float">
            <text:p>489,0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7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7.58" calcext:value-type="float">
            <text:p>487,5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7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7.82" calcext:value-type="float">
            <text:p>487,8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75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75.83" calcext:value-type="float">
            <text:p>475,8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3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3.55" calcext:value-type="float">
            <text:p>463,5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7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2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2.56" calcext:value-type="float">
            <text:p>462,5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118:.J1151])" office:value-type="float" office:value="472.146666666667" calcext:value-type="float">
            <text:p>472,1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46" calcext:value-type="float">
            <text:p>263,4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81" calcext:value-type="float">
            <text:p>262,8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89" calcext:value-type="float">
            <text:p>261,8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59" calcext:value-type="float">
            <text:p>261,5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6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6.52" calcext:value-type="float">
            <text:p>276,5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9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9.59" calcext:value-type="float">
            <text:p>279,5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9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9.95" calcext:value-type="float">
            <text:p>279,9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0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0.51" calcext:value-type="float">
            <text:p>280,5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0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0.03" calcext:value-type="float">
            <text:p>280,0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0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0.25" calcext:value-type="float">
            <text:p>280,2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0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0.7" calcext:value-type="float">
            <text:p>280,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48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9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9.56" calcext:value-type="float">
            <text:p>279,5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154:.J1187])" office:value-type="float" office:value="273.905" calcext:value-type="float">
            <text:p>273,9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4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4.61" calcext:value-type="float">
            <text:p>144,6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66" calcext:value-type="float">
            <text:p>140,66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03" calcext:value-type="float">
            <text:p>141,0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3" calcext:value-type="float">
            <text:p>141,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93" calcext:value-type="float">
            <text:p>140,9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07" calcext:value-type="float">
            <text:p>141,07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08" calcext:value-type="float">
            <text:p>141,0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23" calcext:value-type="float">
            <text:p>141,2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38" calcext:value-type="float">
            <text:p>141,3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02" calcext:value-type="float">
            <text:p>141,02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59" calcext:value-type="float">
            <text:p>141,5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2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28" calcext:value-type="float">
            <text:p>141,2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190:.J1223])" office:value-type="float" office:value="141.431666666667" calcext:value-type="float">
            <text:p>141,4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13" calcext:value-type="float">
            <text:p>109,1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74" calcext:value-type="float">
            <text:p>109,7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75" calcext:value-type="float">
            <text:p>109,75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4" calcext:value-type="float">
            <text:p>110,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79" calcext:value-type="float">
            <text:p>109,7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23" calcext:value-type="float">
            <text:p>113,2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04" calcext:value-type="float">
            <text:p>120,04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28" calcext:value-type="float">
            <text:p>120,28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03" calcext:value-type="float">
            <text:p>120,0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93" calcext:value-type="float">
            <text:p>119,93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1" calcext:value-type="float">
            <text:p>120,1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99" calcext:value-type="float">
            <text:p>119,99</text:p>
          </table:table-cell>
          <table:table-cell office:value-type="string" calcext:value-type="string">
            <text:p><text:s/>BatchSize</text:p>
          </table:table-cell>
          <table:table-cell office:value-type="float" office:value="128" calcext:value-type="float">
            <text:p>128</text:p>
          </table:table-cell>
          <table:table-cell table:formula="of:=AVERAGE([.J1226:.J1259])" office:value-type="float" office:value="115.200833333333" calcext:value-type="float">
            <text:p>115,20</text:p>
          </table:table-cell>
        </table:table-row>
        <table:table-row table:style-name="ro1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419</text:p>
          </table:table-cell>
          <table:table-cell table:number-columns-repeated="12"/>
        </table:table-row>
        <table:table-row table:style-name="ro1" table:number-rows-repeated="104731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raphics" table:style-name="ta1">
        <table:shapes>
          <draw:frame draw:z-index="0" draw:style-name="gr1" draw:text-style-name="P1" svg:width="15.999cm" svg:height="8.999cm" svg:x="27.151cm" svg:y="0.057cm">
            <draw:object draw:notify-on-update-of-ranges="Graphics.A2:Graphics.A8 Graphics.B1:Graphics.B1 Graphics.B2:Graphics.B8 Graphics.C1:Graphics.C1 Graphics.C2:Graphics.C8 Graphics.D1:Graphics.D1 Graphics.D2:Graphics.D8 Graphics.E1:Graphics.E1 Graphics.E2:Graphics.E8 Graphics.F1:Graphics.F1 Graphics.F2:Graphics.F8 Graphics.G1:Graphics.G1 Graphics.G2:Graphics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7.183cm" svg:y="10.64cm">
            <draw:object draw:notify-on-update-of-ranges="Graphics.E26:Graphics.E32 Graphics.H25:Graphics.H25 Graphics.H26:Graphics.H32 Graphics.I25:Graphics.I25 Graphics.I26:Graphics.I32 Graphics.J25:Graphics.J25 Graphics.J26:Graphics.J32 Graphics.K25:Graphics.K25 Graphics.K26:Graphics.K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6cm" svg:height="8.988cm" svg:x="27.179cm" svg:y="20.427cm">
            <draw:object draw:notify-on-update-of-ranges="Graphics.E50:Graphics.E56 Graphics.H49:Graphics.H49 Graphics.H50:Graphics.H56 Graphics.I49:Graphics.I49 Graphics.I50:Graphics.I56 Graphics.J49:Graphics.J49 Graphics.J50:Graphics.J56 Graphics.K49:Graphics.K49 Graphics.K50:Graphics.K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2" table:default-cell-style-name="ce8"/>
        <table:table-column table:style-name="co12" table:default-cell-style-name="ce16"/>
        <table:table-column table:style-name="co12" table:default-cell-style-name="ce24"/>
        <table:table-column table:style-name="co12" table:number-columns-repeated="8" table:default-cell-style-name="Default"/>
        <table:table-row table:style-name="ro1">
          <table:table-cell table:style-name="ce2" office:value-type="string" calcext:value-type="string">
            <text:p>FN Medias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19" office:value-type="float" office:value="108.08" calcext:value-type="float">
            <text:p>108,08</text:p>
          </table:table-cell>
          <table:table-cell table:style-name="ce19" office:value-type="float" office:value="106.1" calcext:value-type="float">
            <text:p>106,10</text:p>
          </table:table-cell>
          <table:table-cell table:style-name="ce19" office:value-type="float" office:value="99.2" calcext:value-type="float">
            <text:p>99,20</text:p>
          </table:table-cell>
          <table:table-cell table:style-name="ce19" office:value-type="float" office:value="102.41" calcext:value-type="float">
            <text:p>102,41</text:p>
          </table:table-cell>
          <table:table-cell table:style-name="ce26" office:value-type="float" office:value="108.63" calcext:value-type="float">
            <text:p>108,63</text:p>
          </table:table-cell>
          <table:table-cell table:number-columns-repeated="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20" office:value-type="float" office:value="109.89" calcext:value-type="float">
            <text:p>109,89</text:p>
          </table:table-cell>
          <table:table-cell table:style-name="ce20" office:value-type="float" office:value="104.73" calcext:value-type="float">
            <text:p>104,73</text:p>
          </table:table-cell>
          <table:table-cell table:style-name="ce20" office:value-type="float" office:value="100.45" calcext:value-type="float">
            <text:p>100,45</text:p>
          </table:table-cell>
          <table:table-cell table:style-name="ce20" office:value-type="float" office:value="109.36" calcext:value-type="float">
            <text:p>109,36</text:p>
          </table:table-cell>
          <table:table-cell table:style-name="ce27" office:value-type="float" office:value="106.29" calcext:value-type="float">
            <text:p>106,29</text:p>
          </table:table-cell>
          <table:table-cell table:number-columns-repeated="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20" office:value-type="float" office:value="114.74" calcext:value-type="float">
            <text:p>114,74</text:p>
          </table:table-cell>
          <table:table-cell table:style-name="ce20" office:value-type="float" office:value="103.88" calcext:value-type="float">
            <text:p>103,88</text:p>
          </table:table-cell>
          <table:table-cell table:style-name="ce20" office:value-type="float" office:value="113.66" calcext:value-type="float">
            <text:p>113,66</text:p>
          </table:table-cell>
          <table:table-cell table:style-name="ce20" office:value-type="float" office:value="105.02" calcext:value-type="float">
            <text:p>105,02</text:p>
          </table:table-cell>
          <table:table-cell table:style-name="ce27" office:value-type="float" office:value="109.44" calcext:value-type="float">
            <text:p>109,44</text:p>
          </table:table-cell>
          <table:table-cell table:number-columns-repeated="4"/>
        </table:table-row>
        <table:table-row table:style-name="ro1"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20" office:value-type="float" office:value="119.49" calcext:value-type="float">
            <text:p>119,49</text:p>
          </table:table-cell>
          <table:table-cell table:style-name="ce20" office:value-type="float" office:value="112.48" calcext:value-type="float">
            <text:p>112,48</text:p>
          </table:table-cell>
          <table:table-cell table:style-name="ce20" office:value-type="float" office:value="111.94" calcext:value-type="float">
            <text:p>111,94</text:p>
          </table:table-cell>
          <table:table-cell table:style-name="ce20" office:value-type="float" office:value="111.63" calcext:value-type="float">
            <text:p>111,63</text:p>
          </table:table-cell>
          <table:table-cell table:style-name="ce27" office:value-type="float" office:value="111.66" calcext:value-type="float">
            <text:p>111,66</text:p>
          </table:table-cell>
          <table:table-cell table:number-columns-repeated="4"/>
        </table:table-row>
        <table:table-row table:style-name="ro1"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20" office:value-type="float" office:value="126.34" calcext:value-type="float">
            <text:p>126,34</text:p>
          </table:table-cell>
          <table:table-cell table:style-name="ce20" office:value-type="float" office:value="115.9" calcext:value-type="float">
            <text:p>115,90</text:p>
          </table:table-cell>
          <table:table-cell table:style-name="ce20" office:value-type="float" office:value="118.47" calcext:value-type="float">
            <text:p>118,47</text:p>
          </table:table-cell>
          <table:table-cell table:style-name="ce20" office:value-type="float" office:value="112.01" calcext:value-type="float">
            <text:p>112,01</text:p>
          </table:table-cell>
          <table:table-cell table:style-name="ce27" office:value-type="float" office:value="118.5" calcext:value-type="float">
            <text:p>118,50</text:p>
          </table:table-cell>
          <table:table-cell table:number-columns-repeated="4"/>
        </table:table-row>
        <table:table-row table:style-name="ro1"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20" office:value-type="float" office:value="133.67" calcext:value-type="float">
            <text:p>133,67</text:p>
          </table:table-cell>
          <table:table-cell table:style-name="ce20" office:value-type="float" office:value="121.04" calcext:value-type="float">
            <text:p>121,04</text:p>
          </table:table-cell>
          <table:table-cell table:style-name="ce20" office:value-type="float" office:value="117.68" calcext:value-type="float">
            <text:p>117,68</text:p>
          </table:table-cell>
          <table:table-cell table:style-name="ce20" office:value-type="float" office:value="120.83" calcext:value-type="float">
            <text:p>120,83</text:p>
          </table:table-cell>
          <table:table-cell table:style-name="ce27" office:value-type="float" office:value="120.65" calcext:value-type="float">
            <text:p>120,65</text:p>
          </table:table-cell>
          <table:table-cell table:number-columns-repeated="4"/>
        </table:table-row>
        <table:table-row table:style-name="ro1"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21" office:value-type="float" office:value="141.08" calcext:value-type="float">
            <text:p>141,08</text:p>
          </table:table-cell>
          <table:table-cell table:style-name="ce21" office:value-type="float" office:value="125.02" calcext:value-type="float">
            <text:p>125,02</text:p>
          </table:table-cell>
          <table:table-cell table:style-name="ce21" office:value-type="float" office:value="122.41" calcext:value-type="float">
            <text:p>122,41</text:p>
          </table:table-cell>
          <table:table-cell table:style-name="ce21" office:value-type="float" office:value="124.29" calcext:value-type="float">
            <text:p>124,29</text:p>
          </table:table-cell>
          <table:table-cell table:style-name="ce28" office:value-type="float" office:value="125.19" calcext:value-type="float">
            <text:p>125,19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6" office:value-type="string" calcext:value-type="string">
            <text:p>Find Nearest Medias:</text:p>
          </table:table-cell>
          <table:table-cell table:style-name="ce14"/>
          <table:table-cell table:style-name="ce22"/>
          <table:table-cell table:number-columns-repeated="8"/>
        </table:table-row>
        <table:table-row table:style-name="ro1">
          <table:table-cell table:style-name="ce7" office:value-type="float" office:value="1440" calcext:value-type="float">
            <text:p>1440</text:p>
          </table:table-cell>
          <table:table-cell table:style-name="ce15" office:value-type="float" office:value="8" calcext:value-type="float">
            <text:p>8</text:p>
          </table:table-cell>
          <table:table-cell table:style-name="ce23" office:value-type="float" office:value="125.19" calcext:value-type="float">
            <text:p>125,19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 office:value-type="float" office:value="124.29" calcext:value-type="float">
            <text:p>124,29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122.41" calcext:value-type="float">
            <text:p>122,41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125.02" calcext:value-type="float">
            <text:p>125,02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120.65" calcext:value-type="float">
            <text:p>120,65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120.83" calcext:value-type="float">
            <text:p>120,83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117.68" calcext:value-type="float">
            <text:p>117,68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21.04" calcext:value-type="float">
            <text:p>121,04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118.5" calcext:value-type="float">
            <text:p>118,50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112.01" calcext:value-type="float">
            <text:p>112,01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118.47" calcext:value-type="float">
            <text:p>118,4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115.9" calcext:value-type="float">
            <text:p>115,90</text:p>
          </table:table-cell>
          <table:table-cell/>
          <table:table-cell table:style-name="ce2" office:value-type="string" calcext:value-type="string">
            <text:p>Find Nearest Gain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111.66" calcext:value-type="float">
            <text:p>111,66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F26]/[.D2]" office:value-type="float" office:value="0.867766258246937" calcext:value-type="float">
            <text:p>0,87</text:p>
          </table:table-cell>
          <table:table-cell table:style-name="ce19" table:formula="of:=[.F26]/[.E2]" office:value-type="float" office:value="0.928125" calcext:value-type="float">
            <text:p>0,93</text:p>
          </table:table-cell>
          <table:table-cell table:style-name="ce19" table:formula="of:=[.F26]/[.F2]" office:value-type="float" office:value="0.899033297529538" calcext:value-type="float">
            <text:p>0,90</text:p>
          </table:table-cell>
          <table:table-cell table:style-name="ce26" table:formula="of:=[.F26]/[.G2]" office:value-type="float" office:value="0.847555923777962" calcext:value-type="float">
            <text:p>0,8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111.63" calcext:value-type="float">
            <text:p>111,63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7]/[.D3]" office:value-type="float" office:value="1.20777236703905" calcext:value-type="float">
            <text:p>1,21</text:p>
          </table:table-cell>
          <table:table-cell table:style-name="ce20" table:formula="of:=[.F27]/[.E3]" office:value-type="float" office:value="1.25923344947735" calcext:value-type="float">
            <text:p>1,26</text:p>
          </table:table-cell>
          <table:table-cell table:style-name="ce20" table:formula="of:=[.F27]/[.F3]" office:value-type="float" office:value="1.15663862472568" calcext:value-type="float">
            <text:p>1,16</text:p>
          </table:table-cell>
          <table:table-cell table:style-name="ce27" table:formula="of:=[.F27]/[.G3]" office:value-type="float" office:value="1.19004610029165" calcext:value-type="float">
            <text:p>1,1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111.94" calcext:value-type="float">
            <text:p>111,94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8]/[.D4]" office:value-type="float" office:value="2.18983442433577" calcext:value-type="float">
            <text:p>2,19</text:p>
          </table:table-cell>
          <table:table-cell table:style-name="ce20" table:formula="of:=[.F28]/[.E4]" office:value-type="float" office:value="2.0014077071969" calcext:value-type="float">
            <text:p>2,00</text:p>
          </table:table-cell>
          <table:table-cell table:style-name="ce20" table:formula="of:=[.F28]/[.F4]" office:value-type="float" office:value="2.16606360693201" calcext:value-type="float">
            <text:p>2,17</text:p>
          </table:table-cell>
          <table:table-cell table:style-name="ce27" table:formula="of:=[.F28]/[.G4]" office:value-type="float" office:value="2.07858187134503" calcext:value-type="float">
            <text:p>2,0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112.48" calcext:value-type="float">
            <text:p>112,48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9]/[.D5]" office:value-type="float" office:value="3.44807965860597" calcext:value-type="float">
            <text:p>3,45</text:p>
          </table:table-cell>
          <table:table-cell table:style-name="ce20" table:formula="of:=[.F29]/[.E5]" office:value-type="float" office:value="3.4647132392353" calcext:value-type="float">
            <text:p>3,46</text:p>
          </table:table-cell>
          <table:table-cell table:style-name="ce20" table:formula="of:=[.F29]/[.F5]" office:value-type="float" office:value="3.47433485622145" calcext:value-type="float">
            <text:p>3,47</text:p>
          </table:table-cell>
          <table:table-cell table:style-name="ce27" table:formula="of:=[.F29]/[.G5]" office:value-type="float" office:value="3.47340139709833" calcext:value-type="float">
            <text:p>3,4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109.44" calcext:value-type="float">
            <text:p>109,44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0]/[.D6]" office:value-type="float" office:value="5.25444348576359" calcext:value-type="float">
            <text:p>5,25</text:p>
          </table:table-cell>
          <table:table-cell table:style-name="ce20" table:formula="of:=[.F30]/[.E6]" office:value-type="float" office:value="5.14045749978898" calcext:value-type="float">
            <text:p>5,14</text:p>
          </table:table-cell>
          <table:table-cell table:style-name="ce20" table:formula="of:=[.F30]/[.F6]" office:value-type="float" office:value="5.43692527452906" calcext:value-type="float">
            <text:p>5,44</text:p>
          </table:table-cell>
          <table:table-cell table:style-name="ce27" table:formula="of:=[.F30]/[.G6]" office:value-type="float" office:value="5.13915611814346" calcext:value-type="float">
            <text:p>5,1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105.02" calcext:value-type="float">
            <text:p>105,02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1]/[.D7]" office:value-type="float" office:value="7.36582947785856" calcext:value-type="float">
            <text:p>7,37</text:p>
          </table:table-cell>
          <table:table-cell table:style-name="ce20" table:formula="of:=[.F31]/[.E7]" office:value-type="float" office:value="7.57613868116927" calcext:value-type="float">
            <text:p>7,58</text:p>
          </table:table-cell>
          <table:table-cell table:style-name="ce20" table:formula="of:=[.F31]/[.F7]" office:value-type="float" office:value="7.37863113465199" calcext:value-type="float">
            <text:p>7,38</text:p>
          </table:table-cell>
          <table:table-cell table:style-name="ce27" table:formula="of:=[.F31]/[.G7]" office:value-type="float" office:value="7.38963945296312" calcext:value-type="float">
            <text:p>7,3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113.66" calcext:value-type="float">
            <text:p>113,66</text:p>
          </table:table-cell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F32]/[.D8]" office:value-type="float" office:value="9.91489361702128" calcext:value-type="float">
            <text:p>9,91</text:p>
          </table:table-cell>
          <table:table-cell table:style-name="ce21" table:formula="of:=[.F32]/[.E8]" office:value-type="float" office:value="10.1262968711707" calcext:value-type="float">
            <text:p>10,13</text:p>
          </table:table-cell>
          <table:table-cell table:style-name="ce21" table:formula="of:=[.F32]/[.F8]" office:value-type="float" office:value="9.97312736342425" calcext:value-type="float">
            <text:p>9,97</text:p>
          </table:table-cell>
          <table:table-cell table:style-name="ce28" table:formula="of:=[.F32]/[.G8]" office:value-type="float" office:value="9.90142982666347" calcext:value-type="float">
            <text:p>9,9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103.88" calcext:value-type="float">
            <text:p>103,88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106.29" calcext:value-type="float">
            <text:p>106,29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109.36" calcext:value-type="float">
            <text:p>109,36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100.45" calcext:value-type="float">
            <text:p>100,45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04.73" calcext:value-type="float">
            <text:p>104,73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08.63" calcext:value-type="float">
            <text:p>108,63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02.41" calcext:value-type="float">
            <text:p>102,41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99.2" calcext:value-type="float">
            <text:p>99,20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06.1" calcext:value-type="float">
            <text:p>106,10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41.08" calcext:value-type="float">
            <text:p>141,08</text:p>
          </table:table-cell>
          <table:table-cell office:value-type="string" calcext:value-type="string">
            <text:p><text:s/>1 SJ and 1 S from batch 1 tests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33.67" calcext:value-type="float">
            <text:p>133,6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26.34" calcext:value-type="float">
            <text:p>126,34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19.49" calcext:value-type="float">
            <text:p>119,49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14.74" calcext:value-type="float">
            <text:p>114,74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09.89" calcext:value-type="float">
            <text:p>109,89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08.08" calcext:value-type="float">
            <text:p>108,08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239.56" calcext:value-type="float">
            <text:p>1239,56</text:p>
          </table:table-cell>
          <table:table-cell office:value-type="float" office:value="1558.21" calcext:value-type="float">
            <text:p>1558,21</text:p>
          </table:table-cell>
          <table:table-cell table:style-name="ce2" office:value-type="string" calcext:value-type="string">
            <text:p>FN Efficiency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891.56" calcext:value-type="float">
            <text:p>891,56</text:p>
          </table:table-cell>
          <table:table-cell office:value-type="float" office:value="1120.65" calcext:value-type="float">
            <text:p>1120,65</text:p>
          </table:table-cell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H26]/[.H49]" office:value-type="float" office:value="0.433883129123468" calcext:value-type="float">
            <text:p>0,43</text:p>
          </table:table-cell>
          <table:table-cell table:style-name="ce19" table:formula="of:=[.I26]/[.I49]" office:value-type="float" office:value="0.23203125" calcext:value-type="float">
            <text:p>0,23</text:p>
          </table:table-cell>
          <table:table-cell table:style-name="ce19" table:formula="of:=[.J26]/[.J49]" office:value-type="float" office:value="0.14983888292159" calcext:value-type="float">
            <text:p>0,15</text:p>
          </table:table-cell>
          <table:table-cell table:style-name="ce26" table:formula="of:=[.K26]/[.K49]" office:value-type="float" office:value="0.105944490472245" calcext:value-type="float">
            <text:p>0,1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608.99" calcext:value-type="float">
            <text:p>608,99</text:p>
          </table:table-cell>
          <table:table-cell office:value-type="float" office:value="758.08" calcext:value-type="float">
            <text:p>758,08</text:p>
          </table:table-cell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7]/[.H49]" office:value-type="float" office:value="0.603886183519526" calcext:value-type="float">
            <text:p>0,60</text:p>
          </table:table-cell>
          <table:table-cell table:style-name="ce20" table:formula="of:=[.I27]/[.I49]" office:value-type="float" office:value="0.314808362369338" calcext:value-type="float">
            <text:p>0,31</text:p>
          </table:table-cell>
          <table:table-cell table:style-name="ce20" table:formula="of:=[.J27]/[.J49]" office:value-type="float" office:value="0.192773104120946" calcext:value-type="float">
            <text:p>0,19</text:p>
          </table:table-cell>
          <table:table-cell table:style-name="ce27" table:formula="of:=[.K27]/[.K49]" office:value-type="float" office:value="0.148755762536457" calcext:value-type="float">
            <text:p>0,1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387.84" calcext:value-type="float">
            <text:p>387,84</text:p>
          </table:table-cell>
          <table:table-cell office:value-type="float" office:value="472.15" calcext:value-type="float">
            <text:p>472,15</text:p>
          </table:table-cell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8]/[.H49]" office:value-type="float" office:value="1.09491721216789" calcext:value-type="float">
            <text:p>1,09</text:p>
          </table:table-cell>
          <table:table-cell table:style-name="ce20" table:formula="of:=[.I28]/[.I49]" office:value-type="float" office:value="0.500351926799226" calcext:value-type="float">
            <text:p>0,50</text:p>
          </table:table-cell>
          <table:table-cell table:style-name="ce20" table:formula="of:=[.J28]/[.J49]" office:value-type="float" office:value="0.361010601155336" calcext:value-type="float">
            <text:p>0,36</text:p>
          </table:table-cell>
          <table:table-cell table:style-name="ce27" table:formula="of:=[.K28]/[.K49]" office:value-type="float" office:value="0.259822733918129" calcext:value-type="float">
            <text:p>0,2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27.48" calcext:value-type="float">
            <text:p>227,48</text:p>
          </table:table-cell>
          <table:table-cell office:value-type="float" office:value="273.91" calcext:value-type="float">
            <text:p>273,91</text:p>
          </table:table-cell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9]/[.H49]" office:value-type="float" office:value="1.72403982930299" calcext:value-type="float">
            <text:p>1,72</text:p>
          </table:table-cell>
          <table:table-cell table:style-name="ce20" table:formula="of:=[.I29]/[.I49]" office:value-type="float" office:value="0.866178309808826" calcext:value-type="float">
            <text:p>0,87</text:p>
          </table:table-cell>
          <table:table-cell table:style-name="ce20" table:formula="of:=[.J29]/[.J49]" office:value-type="float" office:value="0.579055809370241" calcext:value-type="float">
            <text:p>0,58</text:p>
          </table:table-cell>
          <table:table-cell table:style-name="ce27" table:formula="of:=[.K29]/[.K49]" office:value-type="float" office:value="0.434175174637292" calcext:value-type="float">
            <text:p>0,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26.49" calcext:value-type="float">
            <text:p>126,49</text:p>
          </table:table-cell>
          <table:table-cell office:value-type="float" office:value="141.43" calcext:value-type="float">
            <text:p>141,43</text:p>
          </table:table-cell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0]/[.H49]" office:value-type="float" office:value="2.62722174288179" calcext:value-type="float">
            <text:p>2,63</text:p>
          </table:table-cell>
          <table:table-cell table:style-name="ce20" table:formula="of:=[.I30]/[.I49]" office:value-type="float" office:value="1.28511437494724" calcext:value-type="float">
            <text:p>1,29</text:p>
          </table:table-cell>
          <table:table-cell table:style-name="ce20" table:formula="of:=[.J30]/[.J49]" office:value-type="float" office:value="0.90615421242151" calcext:value-type="float">
            <text:p>0,91</text:p>
          </table:table-cell>
          <table:table-cell table:style-name="ce27" table:formula="of:=[.K30]/[.K49]" office:value-type="float" office:value="0.642394514767933" calcext:value-type="float">
            <text:p>0,64</text:p>
          </table:table-cell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1 S</text:p>
          </table:table-cell>
          <table:table-cell table:style-name="ce25" office:value-type="float" office:value="92.07" calcext:value-type="float">
            <text:p>92,07</text:p>
          </table:table-cell>
          <table:table-cell office:value-type="float" office:value="115.2" calcext:value-type="float">
            <text:p>115,2</text:p>
          </table:table-cell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1]/[.H49]" office:value-type="float" office:value="3.68291473892928" calcext:value-type="float">
            <text:p>3,68</text:p>
          </table:table-cell>
          <table:table-cell table:style-name="ce20" table:formula="of:=[.I31]/[.I49]" office:value-type="float" office:value="1.89403467029232" calcext:value-type="float">
            <text:p>1,89</text:p>
          </table:table-cell>
          <table:table-cell table:style-name="ce20" table:formula="of:=[.J31]/[.J49]" office:value-type="float" office:value="1.22977185577533" calcext:value-type="float">
            <text:p>1,23</text:p>
          </table:table-cell>
          <table:table-cell table:style-name="ce27" table:formula="of:=[.K31]/[.K49]" office:value-type="float" office:value="0.92370493162039" calcext:value-type="float">
            <text:p>0,92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H32]/[.H49]" office:value-type="float" office:value="4.95744680851064" calcext:value-type="float">
            <text:p>4,96</text:p>
          </table:table-cell>
          <table:table-cell table:style-name="ce21" table:formula="of:=[.I32]/[.I49]" office:value-type="float" office:value="2.53157421779266" calcext:value-type="float">
            <text:p>2,53</text:p>
          </table:table-cell>
          <table:table-cell table:style-name="ce21" table:formula="of:=[.J32]/[.J49]" office:value-type="float" office:value="1.66218789390404" calcext:value-type="float">
            <text:p>1,66</text:p>
          </table:table-cell>
          <table:table-cell table:style-name="ce28" table:formula="of:=[.K32]/[.K49]" office:value-type="float" office:value="1.23767872833293" calcext:value-type="float">
            <text:p>1,24</text:p>
          </table:table-cell>
        </table:table-row>
      </table:table>
      <table:named-expressions/>
      <table:database-ranges>
        <table:database-range table:name="__Anonymous_Sheet_DB__0" table:target-range-address="output_FN.B1:output_FN.B1259" table:display-filter-buttons="true">
          <table:filter>
            <table:filter-and>
              <table:filter-condition table:value="T12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Corner" style:display-name="Pivot Table Corner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09:36:41.35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4-22T09:36:56.098000000</dc:date>
    <meta:editing-duration>PT9M10S</meta:editing-duration>
    <meta:editing-cycles>5</meta:editing-cycles>
    <meta:document-statistic meta:table-count="2" meta:cell-count="5800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1cm" svg:y="0.316cm" chart:style-name="ch2">
          <text:p>Find NEarest 128 Batches Performance</text:p>
        </chart:title>
        <chart:legend chart:legend-position="end" svg:x="14.525cm" svg:y="2.938cm" style:legend-expansion="high" chart:style-name="ch3"/>
        <chart:plot-area chart:style-name="ch4" table:cell-range-address="Graphics.A2:Graphics.G8 Graphics.B1:Graphics.G1" chart:data-source-has-labels="both" svg:x="1.321cm" svg:y="1.301cm" svg:width="12.884cm" svg:height="6.548cm">
          <chart:coordinate-region svg:x="2.355cm" svg:y="1.503cm" svg:width="11.85cm" svg:height="5.693cm"/>
          <chart:axis chart:dimension="x" chart:name="primary-x" chart:style-name="ch5" chartooo:axis-type="auto">
            <chartooo:date-scale/>
            <chart:title svg:x="7.346cm" svg:y="8.029cm" chart:style-name="ch6">
              <text:p>Units</text:p>
            </chart:title>
            <chart:categories table:cell-range-address="Graphics.A2:Graphics.A8"/>
          </chart:axis>
          <chart:axis chart:dimension="y" chart:name="primary-y" chart:style-name="ch7">
            <chart:title svg:x="0.451cm" svg:y="5.447cm" chart:style-name="ch8">
              <text:p> Time in ms</text:p>
            </chart:title>
            <chart:grid chart:style-name="ch9" chart:class="major"/>
          </chart:axis>
          <chart:series chart:style-name="ch10" chart:values-cell-range-address="Graphics.B2:Graphics.B8" chart:label-cell-address="Graphics.B1:Graphics.B1" chart:class="chart:bar">
            <chart:data-point chart:repeated="7"/>
          </chart:series>
          <chart:series chart:style-name="ch11" chart:values-cell-range-address="Graphics.C2:Graphics.C8" chart:label-cell-address="Graphics.C1:Graphics.C1" chart:class="chart:bar">
            <chart:data-point chart:repeated="7"/>
          </chart:series>
          <chart:series chart:style-name="ch12" chart:values-cell-range-address="Graphics.D2:Graphics.D8" chart:label-cell-address="Graphics.D1:Graphics.D1" chart:class="chart:bar">
            <chart:data-point chart:repeated="7"/>
          </chart:series>
          <chart:series chart:style-name="ch13" chart:values-cell-range-address="Graphics.E2:Graphics.E8" chart:label-cell-address="Graphics.E1:Graphics.E1" chart:class="chart:bar">
            <chart:data-point chart:repeated="7"/>
          </chart:series>
          <chart:series chart:style-name="ch14" chart:values-cell-range-address="Graphics.F2:Graphics.F8" chart:label-cell-address="Graphics.F1:Graphics.F1" chart:class="chart:bar">
            <chart:data-point chart:repeated="7"/>
          </chart:series>
          <chart:series chart:style-name="ch15" chart:values-cell-range-address="Graphics.G2:Graphics.G8" chart:label-cell-address="Graphics.G1:Graphics.G1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</text:p>
                <draw:g>
                  <svg:desc>Graphics.B1:Graphics.B1</svg:desc>
                </draw:g>
              </table:table-cell>
              <table:table-cell office:value-type="string">
                <text:p>1 SJ</text:p>
                <draw:g>
                  <svg:desc>Graphics.C1:Graphics.C1</svg:desc>
                </draw:g>
              </table:table-cell>
              <table:table-cell office:value-type="string">
                <text:p>2</text:p>
                <draw:g>
                  <svg:desc>Graphics.D1:Graphics.D1</svg:desc>
                </draw:g>
              </table:table-cell>
              <table:table-cell office:value-type="string">
                <text:p>4</text:p>
                <draw:g>
                  <svg:desc>Graphics.E1:Graphics.E1</svg:desc>
                </draw:g>
              </table:table-cell>
              <table:table-cell office:value-type="string">
                <text:p>6</text:p>
                <draw:g>
                  <svg:desc>Graphics.F1:Graphics.F1</svg:desc>
                </draw:g>
              </table:table-cell>
              <table:table-cell office:value-type="string">
                <text:p>8</text:p>
                <draw:g>
                  <svg:desc>Graphics.G1:Graphics.G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A2:Graphics.A8</svg:desc>
                </draw:g>
              </table:table-cell>
              <table:table-cell office:value-type="float" office:value="92.07">
                <text:p>92.07</text:p>
                <draw:g>
                  <svg:desc>Graphics.B2:Graphics.B8</svg:desc>
                </draw:g>
              </table:table-cell>
              <table:table-cell office:value-type="float" office:value="108.08">
                <text:p>108.08</text:p>
                <draw:g>
                  <svg:desc>Graphics.C2:Graphics.C8</svg:desc>
                </draw:g>
              </table:table-cell>
              <table:table-cell office:value-type="float" office:value="106.1">
                <text:p>106.1</text:p>
                <draw:g>
                  <svg:desc>Graphics.D2:Graphics.D8</svg:desc>
                </draw:g>
              </table:table-cell>
              <table:table-cell office:value-type="float" office:value="99.2">
                <text:p>99.2</text:p>
                <draw:g>
                  <svg:desc>Graphics.E2:Graphics.E8</svg:desc>
                </draw:g>
              </table:table-cell>
              <table:table-cell office:value-type="float" office:value="102.41">
                <text:p>102.41</text:p>
                <draw:g>
                  <svg:desc>Graphics.F2:Graphics.F8</svg:desc>
                </draw:g>
              </table:table-cell>
              <table:table-cell office:value-type="float" office:value="108.63">
                <text:p>108.63</text:p>
                <draw:g>
                  <svg:desc>Graphics.G2:Graphics.G8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26.49">
                <text:p>126.49</text:p>
              </table:table-cell>
              <table:table-cell office:value-type="float" office:value="109.89">
                <text:p>109.89</text:p>
              </table:table-cell>
              <table:table-cell office:value-type="float" office:value="104.73">
                <text:p>104.73</text:p>
              </table:table-cell>
              <table:table-cell office:value-type="float" office:value="100.45">
                <text:p>100.45</text:p>
              </table:table-cell>
              <table:table-cell office:value-type="float" office:value="109.36">
                <text:p>109.36</text:p>
              </table:table-cell>
              <table:table-cell office:value-type="float" office:value="106.29">
                <text:p>106.2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27.48">
                <text:p>227.48</text:p>
              </table:table-cell>
              <table:table-cell office:value-type="float" office:value="114.74">
                <text:p>114.74</text:p>
              </table:table-cell>
              <table:table-cell office:value-type="float" office:value="103.88">
                <text:p>103.88</text:p>
              </table:table-cell>
              <table:table-cell office:value-type="float" office:value="113.66">
                <text:p>113.66</text:p>
              </table:table-cell>
              <table:table-cell office:value-type="float" office:value="105.02">
                <text:p>105.02</text:p>
              </table:table-cell>
              <table:table-cell office:value-type="float" office:value="109.44">
                <text:p>109.4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87.84">
                <text:p>387.84</text:p>
              </table:table-cell>
              <table:table-cell office:value-type="float" office:value="119.49">
                <text:p>119.49</text:p>
              </table:table-cell>
              <table:table-cell office:value-type="float" office:value="112.48">
                <text:p>112.48</text:p>
              </table:table-cell>
              <table:table-cell office:value-type="float" office:value="111.94">
                <text:p>111.94</text:p>
              </table:table-cell>
              <table:table-cell office:value-type="float" office:value="111.63">
                <text:p>111.63</text:p>
              </table:table-cell>
              <table:table-cell office:value-type="float" office:value="111.66">
                <text:p>111.66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08.99">
                <text:p>608.99</text:p>
              </table:table-cell>
              <table:table-cell office:value-type="float" office:value="126.34">
                <text:p>126.34</text:p>
              </table:table-cell>
              <table:table-cell office:value-type="float" office:value="115.9">
                <text:p>115.9</text:p>
              </table:table-cell>
              <table:table-cell office:value-type="float" office:value="118.47">
                <text:p>118.47</text:p>
              </table:table-cell>
              <table:table-cell office:value-type="float" office:value="112.01">
                <text:p>112.01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91.56">
                <text:p>891.56</text:p>
              </table:table-cell>
              <table:table-cell office:value-type="float" office:value="133.67">
                <text:p>133.67</text:p>
              </table:table-cell>
              <table:table-cell office:value-type="float" office:value="121.04">
                <text:p>121.04</text:p>
              </table:table-cell>
              <table:table-cell office:value-type="float" office:value="117.68">
                <text:p>117.68</text:p>
              </table:table-cell>
              <table:table-cell office:value-type="float" office:value="120.83">
                <text:p>120.83</text:p>
              </table:table-cell>
              <table:table-cell office:value-type="float" office:value="120.65">
                <text:p>120.65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239.56">
                <text:p>1239.56</text:p>
              </table:table-cell>
              <table:table-cell office:value-type="float" office:value="141.08">
                <text:p>141.08</text:p>
              </table:table-cell>
              <table:table-cell office:value-type="float" office:value="125.02">
                <text:p>125.02</text:p>
              </table:table-cell>
              <table:table-cell office:value-type="float" office:value="122.41">
                <text:p>122.41</text:p>
              </table:table-cell>
              <table:table-cell office:value-type="float" office:value="124.29">
                <text:p>124.29</text:p>
              </table:table-cell>
              <table:table-cell office:value-type="float" office:value="125.19">
                <text:p>125.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78cm" svg:y="0.316cm" chart:style-name="ch2">
          <text:p>Find Nearest 128 Batches Gain</text:p>
        </chart:title>
        <chart:legend chart:legend-position="end" svg:x="15.054cm" svg:y="3.442cm" style:legend-expansion="high" chart:style-name="ch3"/>
        <chart:plot-area chart:style-name="ch4" table:cell-range-address="Graphics.E26:Graphics.E32 Graphics.H25:Graphics.K32" chart:data-source-has-labels="both" svg:x="1.321cm" svg:y="1.301cm" svg:width="13.413cm" svg:height="6.548cm">
          <chart:coordinate-region svg:x="1.953cm" svg:y="1.503cm" svg:width="12.781cm" svg:height="5.693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26:Graphics.E32"/>
          </chart:axis>
          <chart:axis chart:dimension="y" chart:name="primary-y" chart:style-name="ch7">
            <chart:title svg:x="0.451cm" svg:y="4.96cm" chart:style-name="ch8">
              <text:p>Gain</text:p>
            </chart:title>
            <chart:grid chart:style-name="ch9" chart:class="major"/>
          </chart:axis>
          <chart:series chart:style-name="ch10" chart:values-cell-range-address="Graphics.H26:Graphics.H32" chart:label-cell-address="Graphics.H25:Graphics.H25" chart:class="chart:bar">
            <chart:data-point chart:repeated="7"/>
          </chart:series>
          <chart:series chart:style-name="ch11" chart:values-cell-range-address="Graphics.I26:Graphics.I32" chart:label-cell-address="Graphics.I25:Graphics.I25" chart:class="chart:bar">
            <chart:data-point chart:repeated="7"/>
          </chart:series>
          <chart:series chart:style-name="ch12" chart:values-cell-range-address="Graphics.J26:Graphics.J32" chart:label-cell-address="Graphics.J25:Graphics.J25" chart:class="chart:bar">
            <chart:data-point chart:repeated="7"/>
          </chart:series>
          <chart:series chart:style-name="ch13" chart:values-cell-range-address="Graphics.K26:Graphics.K32" chart:label-cell-address="Graphics.K25:Graphics.K2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25:Graphics.H25</svg:desc>
                </draw:g>
              </table:table-cell>
              <table:table-cell office:value-type="string">
                <text:p>4</text:p>
                <draw:g>
                  <svg:desc>Graphics.I25:Graphics.I25</svg:desc>
                </draw:g>
              </table:table-cell>
              <table:table-cell office:value-type="string">
                <text:p>6</text:p>
                <draw:g>
                  <svg:desc>Graphics.J25:Graphics.J25</svg:desc>
                </draw:g>
              </table:table-cell>
              <table:table-cell office:value-type="string">
                <text:p>8</text:p>
                <draw:g>
                  <svg:desc>Graphics.K25:Graphics.K25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26:Graphics.E32</svg:desc>
                </draw:g>
              </table:table-cell>
              <table:table-cell office:value-type="float" office:value="0.867766258246937">
                <text:p>0.867766258246937</text:p>
                <draw:g>
                  <svg:desc>Graphics.H26:Graphics.H32</svg:desc>
                </draw:g>
              </table:table-cell>
              <table:table-cell office:value-type="float" office:value="0.928125">
                <text:p>0.928125</text:p>
                <draw:g>
                  <svg:desc>Graphics.I26:Graphics.I32</svg:desc>
                </draw:g>
              </table:table-cell>
              <table:table-cell office:value-type="float" office:value="0.899033297529538">
                <text:p>0.899033297529538</text:p>
                <draw:g>
                  <svg:desc>Graphics.J26:Graphics.J32</svg:desc>
                </draw:g>
              </table:table-cell>
              <table:table-cell office:value-type="float" office:value="0.847555923777962">
                <text:p>0.847555923777962</text:p>
                <draw:g>
                  <svg:desc>Graphics.K26:Graphics.K32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20777236703905">
                <text:p>1.20777236703905</text:p>
              </table:table-cell>
              <table:table-cell office:value-type="float" office:value="1.25923344947735">
                <text:p>1.25923344947735</text:p>
              </table:table-cell>
              <table:table-cell office:value-type="float" office:value="1.15663862472568">
                <text:p>1.15663862472568</text:p>
              </table:table-cell>
              <table:table-cell office:value-type="float" office:value="1.19004610029165">
                <text:p>1.1900461002916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.18983442433577">
                <text:p>2.18983442433577</text:p>
              </table:table-cell>
              <table:table-cell office:value-type="float" office:value="2.0014077071969">
                <text:p>2.0014077071969</text:p>
              </table:table-cell>
              <table:table-cell office:value-type="float" office:value="2.16606360693201">
                <text:p>2.16606360693201</text:p>
              </table:table-cell>
              <table:table-cell office:value-type="float" office:value="2.07858187134503">
                <text:p>2.07858187134503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.44807965860597">
                <text:p>3.44807965860597</text:p>
              </table:table-cell>
              <table:table-cell office:value-type="float" office:value="3.4647132392353">
                <text:p>3.4647132392353</text:p>
              </table:table-cell>
              <table:table-cell office:value-type="float" office:value="3.47433485622145">
                <text:p>3.47433485622145</text:p>
              </table:table-cell>
              <table:table-cell office:value-type="float" office:value="3.47340139709833">
                <text:p>3.4734013970983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.25444348576359">
                <text:p>5.25444348576359</text:p>
              </table:table-cell>
              <table:table-cell office:value-type="float" office:value="5.14045749978898">
                <text:p>5.14045749978898</text:p>
              </table:table-cell>
              <table:table-cell office:value-type="float" office:value="5.43692527452906">
                <text:p>5.43692527452906</text:p>
              </table:table-cell>
              <table:table-cell office:value-type="float" office:value="5.13915611814346">
                <text:p>5.1391561181434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7.36582947785856">
                <text:p>7.36582947785856</text:p>
              </table:table-cell>
              <table:table-cell office:value-type="float" office:value="7.57613868116927">
                <text:p>7.57613868116927</text:p>
              </table:table-cell>
              <table:table-cell office:value-type="float" office:value="7.37863113465199">
                <text:p>7.37863113465199</text:p>
              </table:table-cell>
              <table:table-cell office:value-type="float" office:value="7.38963945296312">
                <text:p>7.38963945296312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9.91489361702128">
                <text:p>9.91489361702128</text:p>
              </table:table-cell>
              <table:table-cell office:value-type="float" office:value="10.1262968711707">
                <text:p>10.1262968711707</text:p>
              </table:table-cell>
              <table:table-cell office:value-type="float" office:value="9.97312736342425">
                <text:p>9.97312736342425</text:p>
              </table:table-cell>
              <table:table-cell office:value-type="float" office:value="9.90142982666347">
                <text:p>9.901429826663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bar" chart:style-name="ch1">
        <chart:title svg:x="4.168cm" svg:y="0.315cm" chart:style-name="ch2">
          <text:p>Find Nearest 128 Batches Efficiency</text:p>
        </chart:title>
        <chart:legend chart:legend-position="end" svg:x="15.051cm" svg:y="3.436cm" style:legend-expansion="high" chart:style-name="ch3"/>
        <chart:plot-area chart:style-name="ch4" table:cell-range-address="Graphics.E50:Graphics.E56 Graphics.H49:Graphics.K56" chart:data-source-has-labels="both" svg:x="1.32cm" svg:y="1.299cm" svg:width="13.412cm" svg:height="6.54cm">
          <chart:coordinate-region svg:x="1.762cm" svg:y="1.501cm" svg:width="12.97cm" svg:height="5.685cm"/>
          <chart:axis chart:dimension="x" chart:name="primary-x" chart:style-name="ch5" chartooo:axis-type="auto">
            <chartooo:date-scale/>
            <chart:title svg:x="7.609cm" svg:y="8.018cm" chart:style-name="ch6">
              <text:p>Units</text:p>
            </chart:title>
            <chart:categories table:cell-range-address="Graphics.E50:Graphics.E56"/>
          </chart:axis>
          <chart:axis chart:dimension="y" chart:name="primary-y" chart:style-name="ch7">
            <chart:title svg:x="0.451cm" svg:y="5.304cm" chart:style-name="ch8">
              <text:p>Efficiency</text:p>
            </chart:title>
            <chart:grid chart:style-name="ch9" chart:class="major"/>
          </chart:axis>
          <chart:series chart:style-name="ch10" chart:values-cell-range-address="Graphics.H50:Graphics.H56" chart:label-cell-address="Graphics.H49:Graphics.H49" chart:class="chart:bar">
            <chart:data-point chart:repeated="7"/>
          </chart:series>
          <chart:series chart:style-name="ch11" chart:values-cell-range-address="Graphics.I50:Graphics.I56" chart:label-cell-address="Graphics.I49:Graphics.I49" chart:class="chart:bar">
            <chart:data-point chart:repeated="7"/>
          </chart:series>
          <chart:series chart:style-name="ch12" chart:values-cell-range-address="Graphics.J50:Graphics.J56" chart:label-cell-address="Graphics.J49:Graphics.J49" chart:class="chart:bar">
            <chart:data-point chart:repeated="7"/>
          </chart:series>
          <chart:series chart:style-name="ch13" chart:values-cell-range-address="Graphics.K50:Graphics.K56" chart:label-cell-address="Graphics.K49:Graphics.K4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49:Graphics.H49</svg:desc>
                </draw:g>
              </table:table-cell>
              <table:table-cell office:value-type="string">
                <text:p>4</text:p>
                <draw:g>
                  <svg:desc>Graphics.I49:Graphics.I49</svg:desc>
                </draw:g>
              </table:table-cell>
              <table:table-cell office:value-type="string">
                <text:p>6</text:p>
                <draw:g>
                  <svg:desc>Graphics.J49:Graphics.J49</svg:desc>
                </draw:g>
              </table:table-cell>
              <table:table-cell office:value-type="string">
                <text:p>8</text:p>
                <draw:g>
                  <svg:desc>Graphics.K49:Graphics.K49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50:Graphics.E56</svg:desc>
                </draw:g>
              </table:table-cell>
              <table:table-cell office:value-type="float" office:value="0.433883129123468">
                <text:p>0.433883129123468</text:p>
                <draw:g>
                  <svg:desc>Graphics.H50:Graphics.H56</svg:desc>
                </draw:g>
              </table:table-cell>
              <table:table-cell office:value-type="float" office:value="0.23203125">
                <text:p>0.23203125</text:p>
                <draw:g>
                  <svg:desc>Graphics.I50:Graphics.I56</svg:desc>
                </draw:g>
              </table:table-cell>
              <table:table-cell office:value-type="float" office:value="0.14983888292159">
                <text:p>0.14983888292159</text:p>
                <draw:g>
                  <svg:desc>Graphics.J50:Graphics.J56</svg:desc>
                </draw:g>
              </table:table-cell>
              <table:table-cell office:value-type="float" office:value="0.105944490472245">
                <text:p>0.105944490472245</text:p>
                <draw:g>
                  <svg:desc>Graphics.K50:Graphics.K56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603886183519526">
                <text:p>0.603886183519526</text:p>
              </table:table-cell>
              <table:table-cell office:value-type="float" office:value="0.314808362369338">
                <text:p>0.314808362369338</text:p>
              </table:table-cell>
              <table:table-cell office:value-type="float" office:value="0.192773104120946">
                <text:p>0.192773104120946</text:p>
              </table:table-cell>
              <table:table-cell office:value-type="float" office:value="0.148755762536457">
                <text:p>0.14875576253645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09491721216789">
                <text:p>1.09491721216789</text:p>
              </table:table-cell>
              <table:table-cell office:value-type="float" office:value="0.500351926799226">
                <text:p>0.500351926799226</text:p>
              </table:table-cell>
              <table:table-cell office:value-type="float" office:value="0.361010601155336">
                <text:p>0.361010601155336</text:p>
              </table:table-cell>
              <table:table-cell office:value-type="float" office:value="0.259822733918129">
                <text:p>0.25982273391812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.72403982930299">
                <text:p>1.72403982930299</text:p>
              </table:table-cell>
              <table:table-cell office:value-type="float" office:value="0.866178309808826">
                <text:p>0.866178309808826</text:p>
              </table:table-cell>
              <table:table-cell office:value-type="float" office:value="0.579055809370241">
                <text:p>0.579055809370241</text:p>
              </table:table-cell>
              <table:table-cell office:value-type="float" office:value="0.434175174637292">
                <text:p>0.43417517463729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.62722174288179">
                <text:p>2.62722174288179</text:p>
              </table:table-cell>
              <table:table-cell office:value-type="float" office:value="1.28511437494724">
                <text:p>1.28511437494724</text:p>
              </table:table-cell>
              <table:table-cell office:value-type="float" office:value="0.90615421242151">
                <text:p>0.90615421242151</text:p>
              </table:table-cell>
              <table:table-cell office:value-type="float" office:value="0.642394514767933">
                <text:p>0.64239451476793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.68291473892928">
                <text:p>3.68291473892928</text:p>
              </table:table-cell>
              <table:table-cell office:value-type="float" office:value="1.89403467029232">
                <text:p>1.89403467029232</text:p>
              </table:table-cell>
              <table:table-cell office:value-type="float" office:value="1.22977185577533">
                <text:p>1.22977185577533</text:p>
              </table:table-cell>
              <table:table-cell office:value-type="float" office:value="0.92370493162039">
                <text:p>0.92370493162039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4.95744680851064">
                <text:p>4.95744680851064</text:p>
              </table:table-cell>
              <table:table-cell office:value-type="float" office:value="2.53157421779266">
                <text:p>2.53157421779266</text:p>
              </table:table-cell>
              <table:table-cell office:value-type="float" office:value="1.66218789390404">
                <text:p>1.66218789390404</text:p>
              </table:table-cell>
              <table:table-cell office:value-type="float" office:value="1.23767872833293">
                <text:p>1.237678728332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